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60pt" style:font-size-asian="60pt" style:font-size-complex="60pt"/>
    </style:style>
    <style:style style:name="P2"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3" style:family="paragraph" style:parent-style-name="Standard">
      <style:paragraph-properties fo:text-align="start" style:justify-single-word="false"/>
      <style:text-properties fo:font-size="12pt" style:text-underline-style="solid" style:text-underline-width="auto" style:text-underline-color="font-color" fo:font-weight="bold" style:font-size-asian="12pt" style:font-weight-asian="bold" style:font-size-complex="12pt" style:font-weight-complex="bold"/>
    </style:style>
    <style:style style:name="P4" style:family="paragraph" style:parent-style-name="Standard">
      <style:paragraph-properties fo:text-align="start"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5" style:family="paragraph" style:parent-style-name="Standard">
      <style:paragraph-properties fo:text-align="start" style:justify-single-word="false"/>
      <style:text-properties fo:color="#579d1c" fo:font-size="12pt" fo:font-style="normal" style:text-underline-style="none" fo:font-weight="normal" style:font-size-asian="12pt" style:font-style-asian="normal" style:font-weight-asian="normal" style:font-size-complex="12pt" style:font-style-complex="normal" style:font-weight-complex="normal"/>
    </style:style>
    <style:style style:name="P6" style:family="paragraph" style:parent-style-name="Standard">
      <style:paragraph-properties fo:text-align="start" style:justify-single-word="false"/>
      <style:text-properties fo:color="#999966" fo:font-size="12pt" fo:font-style="normal" style:text-underline-style="none" fo:font-weight="normal" style:font-size-asian="12pt" style:font-style-asian="normal" style:font-weight-asian="normal" style:font-size-complex="12pt" style:font-style-complex="normal" style:font-weight-complex="normal"/>
    </style:style>
    <style:style style:name="P7" style:family="paragraph" style:parent-style-name="Standard">
      <style:paragraph-properties fo:text-align="start" style:justify-single-word="false"/>
      <style:text-properties fo:color="#990099" fo:font-size="12pt" fo:font-style="normal" style:text-underline-style="none" fo:font-weight="normal" style:font-size-asian="12pt" style:font-style-asian="normal" style:font-weight-asian="normal" style:font-size-complex="12pt" style:font-style-complex="normal" style:font-weight-complex="normal"/>
    </style:style>
    <style:style style:name="P8" style:family="paragraph" style:parent-style-name="Standard">
      <style:paragraph-properties fo:text-align="start" style:justify-single-word="false"/>
      <style:text-properties fo:color="#0084d1" fo:font-size="12pt" fo:font-style="normal" style:text-underline-style="none" fo:font-weight="normal" style:font-size-asian="12pt" style:font-style-asian="normal" style:font-weight-asian="normal" style:font-size-complex="12pt" style:font-style-complex="normal" style:font-weight-complex="normal"/>
    </style:style>
    <style:style style:name="P9" style:family="paragraph" style:parent-style-name="Standard">
      <style:paragraph-properties fo:text-align="start" style:justify-single-word="false"/>
      <style:text-properties fo:color="#ff950e" fo:font-size="12pt" fo:font-style="normal" style:text-underline-style="none" fo:font-weight="normal" style:font-size-asian="12pt" style:font-style-asian="normal" style:font-weight-asian="normal" style:font-size-complex="12pt" style:font-style-complex="normal" style:font-weight-complex="normal"/>
    </style:style>
    <style:style style:name="P10" style:family="paragraph" style:parent-style-name="Standard">
      <style:paragraph-properties fo:text-align="start" style:justify-single-word="false"/>
      <style:text-properties fo:color="#c5000b" fo:font-size="12pt" fo:font-style="normal" style:text-underline-style="none" fo:font-weight="normal" style:font-size-asian="12pt" style:font-style-asian="normal" style:font-weight-asian="normal" style:font-size-complex="12pt" style:font-style-complex="normal" style:font-weight-complex="normal"/>
    </style:style>
    <style:style style:name="P11" style:family="paragraph" style:parent-style-name="Standard">
      <style:paragraph-properties fo:text-align="start" style:justify-single-word="false"/>
      <style:text-properties fo:color="#009999" fo:font-size="12pt" fo:font-style="normal" style:text-underline-style="none" fo:font-weight="normal" style:font-size-asian="12pt" style:font-style-asian="normal" style:font-weight-asian="normal" style:font-size-complex="12pt" style:font-style-complex="normal" style:font-weight-complex="normal"/>
    </style:style>
    <style:style style:name="P12" style:family="paragraph" style:parent-style-name="Standard">
      <style:paragraph-properties fo:text-align="start" style:justify-single-word="false"/>
      <style:text-properties fo:color="#000000" fo:font-size="12pt" fo:font-style="normal" style:text-underline-style="none" fo:font-weight="normal" style:font-size-asian="12pt" style:font-style-asian="normal" style:font-weight-asian="normal" style:font-size-complex="12pt" style:font-style-complex="normal" style:font-weight-complex="normal"/>
    </style:style>
    <style:style style:name="P13" style:family="paragraph" style:parent-style-name="Standard">
      <style:paragraph-properties fo:text-align="start" style:justify-single-word="false"/>
      <style:text-properties fo:color="#000000" fo:font-size="12pt" fo:font-style="normal" style:text-underline-style="none" fo:font-weight="bold" style:font-size-asian="12pt" style:font-style-asian="normal" style:font-weight-asian="bold" style:font-size-complex="12pt" style:font-style-complex="normal" style:font-weight-complex="bold"/>
    </style:style>
    <style:style style:name="P14" style:family="paragraph" style:parent-style-name="Standard">
      <style:paragraph-properties fo:text-align="start" style:justify-single-word="false"/>
      <style:text-properties fo:color="#000000" fo:font-size="12pt" fo:font-style="normal"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P15" style:family="paragraph" style:parent-style-name="Standard">
      <style:paragraph-properties fo:text-align="start" style:justify-single-word="false"/>
      <style:text-properties fo:color="#000000" fo:font-size="12pt" fo:font-style="italic" style:text-underline-style="none" fo:font-weight="normal" style:font-size-asian="12pt" style:font-style-asian="italic" style:font-weight-asian="normal" style:font-size-complex="12pt" style:font-style-complex="italic" style:font-weight-complex="normal"/>
    </style:style>
    <style:style style:name="T1" style:family="text">
      <style:text-properties style:text-position="super 5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nlumah</text:p>
      <text:p text:style-name="P1"/>
      <text:p text:style-name="P3">Outcome of Document</text:p>
      <text:p text:style-name="P2"/>
      <text:p text:style-name="P2">I purpose this document to be revealed at once, that everybody know the situation unfolding in Turkey and the prominent aspects of the details be considered heavily. <text:s/>There will be nothing of anybody's discontent with the news, if I can help it, only that you persevere rightly is my request of you today.</text:p>
      <text:p text:style-name="P2"/>
      <text:p text:style-name="P3">Roll Call</text:p>
      <text:p text:style-name="P3"/>
      <text:p text:style-name="P4">Give it 5 minutes for an introduction.</text:p>
      <text:p text:style-name="P4"/>
      <text:p text:style-name="P5">Central Intelligence Agency: We are in love with documents like this, know personally from this office, we salute Matt for bringing God closer to us in some regard.</text:p>
      <text:p text:style-name="P4"/>
      <text:p text:style-name="P6">Matt: <text:s/>I love that Allah SWT would guide us today. <text:s/>I am attentive and patient, and will deliver my best.</text:p>
      <text:p text:style-name="P4"/>
      <text:p text:style-name="P7">Shenzan: We do offer love to it, know one thing right we will try to be patient as well, and one thing would be clear from us, we miscrient types know all sorts of pleasures.</text:p>
      <text:p text:style-name="P4"/>
      <text:p text:style-name="P8">Iran: We begin to say we are aligned that God would do this for us, begin to assert the way forward. <text:s/>And if you could portray an instinct of aggression, Matt, it would help us know you better as Dark Lord, as you put it.</text:p>
      <text:p text:style-name="P4"/>
      <text:p text:style-name="P9">Russia: We acknowledge the work here, know we patiently strive as well.</text:p>
      <text:p text:style-name="P4"/>
      <text:p text:style-name="P10">Angels: <text:s/>We offer our love in this doing, for Allah requests it of us.</text:p>
      <text:p text:style-name="P4"/>
      <text:p text:style-name="P11">Djinn: We offer thanks to Matt for allowing us to participate in this document, know affairs like this are most interesting to us. <text:s/>We feel Allah SWT's reveal of the thing is interesting at best, so we promote it. <text:s/>Know us plainly, we do see Matt trying to implement a grammar over the knowledge but see it to be nonsensical, though addressed in some way comforting on the tongue, it does assert that well but know the grammar is incorrect.</text:p>
      <text:p text:style-name="P11"/>
      <text:p text:style-name="P12">And it will be noted. <text:s/>Next subject.</text:p>
      <text:p text:style-name="P12"/>
      <text:p text:style-name="P12"/>
      <text:p text:style-name="P12"/>
      <text:p text:style-name="P12"/>
      <text:p text:style-name="P14"><text:soft-page-break/>Entry #1</text:p>
      <text:p text:style-name="P14"/>
      <text:p text:style-name="P13">I come with one bit of news for all to share. <text:s/>Syria is now internally reporting that Turkish bombardments were spotted detonating over Iranian targets, know them to be the result of Dark Orient, aka China's interpretation of events. <text:s/>They know it plainly, and will testify. <text:s text:c="2"/>Know the rightful news about this, from your view, in 10 minutes.</text:p>
      <text:p text:style-name="P13"/>
      <text:p text:style-name="P5">Central Intelligence Agency: We promote knowledge that the detonation occured on September 21<text:span text:style-name="T1">st</text:span>, 2022, and impacted 15 targets. <text:s/>There were limited casualties, as the Dark Orient intends to incur more later, if the Iranians ever promote their war publicly.</text:p>
      <text:p text:style-name="P4"/>
      <text:p text:style-name="P6">Matt: <text:s/>The program that incurred the detonation upon 15 targets is called the Yushumuureh program. <text:s/>When they were alive, the Yushumuureh helped put forward a strategy to incur wrath, and it was promoted for use by Dark Orient later. <text:s/>Yushumuureh are dead, now, but will live on in memory as those loving bunch. <text:s/>Know that on that day we decided the number of strikes, there were 15 bastardizations of the religion the Iranians promote to be theirs, all in order to fix a mentality for the war.</text:p>
      <text:p text:style-name="P4"/>
      <text:p text:style-name="P7">Shenzan: <text:s/>We deliberate currently on what to do with Iranians who watch Matt so closely, do know we aggravate over it! <text:s/>Know our CLAW if you tread too closely!</text:p>
      <text:p text:style-name="P4"/>
      <text:p text:style-name="P8">Iran: <text:s/>We believe those targets to be sacred, know it rightly we persecute fully now that we know Matt is complicit in this affair as well.</text:p>
      <text:p text:style-name="P4"/>
      <text:p text:style-name="P9">Russia: <text:s/>We have word those targets were punished for the reasons Matt stated.</text:p>
      <text:p text:style-name="P4"/>
      <text:p text:style-name="P10">Angels: <text:s/>We offer wording of love for the Iranians who see to Matt's way as right, there were exemptions made that day for your sake, and the truth has been revealed so know it rightly.</text:p>
      <text:p text:style-name="P4"/>
      <text:p text:style-name="P11">Djinn: <text:s/>We watched that bombardment, knowing of it beforehand. <text:s/>Very liberating, KABOOM!</text:p>
      <text:p text:style-name="P11"/>
      <text:p text:style-name="P13">I would like to consider one thing before continuing, know Matt had achieved success there by right of his doing with everybody at hand, and there will be no argument otherwise from anyone. <text:s/>Striking in this way is just, and repatriating the knowledge of those deceased will render a service to them. <text:s/>Hide their deaths not, for they are martyrs to me, and one thing will be clear, death is no circumstance to fear, as some intend for you to believe by sacred tragedy.</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4"><text:soft-page-break/>Entry #2</text:p>
      <text:p text:style-name="P14"/>
      <text:p text:style-name="P13">Today, whosoever sets foot in Turkey will see pain that is not accorded. <text:s/>Who will promote the safeguard to it, that whenever someone sets foot there by treachery's make do consider a mentality to persevere in the name of good? <text:s/>Whoever makes the barrier will know my wealth upon them, state your intentions to fight. <text:s/>Give it 10 minutes to authenticate that effort.</text:p>
      <text:p text:style-name="P13"/>
      <text:p text:style-name="P5">Central Intelligence Agency: We acknowledge love for the endeavour but would never get an authorization like that, Jumper might have had that one they feel.</text:p>
      <text:p text:style-name="P4"/>
      <text:p text:style-name="P6">Matt: <text:s/>I will not take away the pleasure of berating this enemy from the Dark Orient, but Novum supposes that it should get involved. <text:s/>So we do it on a relaxed basis, and they know a dark enemy. <text:s/>My minefield I create will prevent them entry from the country, surrounding it from every place they are encamped and further. <text:s/>No mine will detonate if they persecute correctly, for much is certainly WRONG with Turkey by some accounts, and needless to say that prevents them from membership. <text:s/>But certainly, one of the things we do is promote this for their overall goodness, as an act of friendship. <text:s/>Some patrolling tanks will be in the area, nothing really to bark at but they will be shielded, indestructible, partially berating the enemy for their attempts to pass the field. <text:s/>And it is done, beware!</text:p>
      <text:p text:style-name="P4"/>
      <text:p text:style-name="P7">Shenzan: We offer love to Matt, he sees the true dark way. <text:s/>If they promote the correct insurgency, they will pass! <text:s/>How devilish! <text:s/>We certainly wish we had that technology!</text:p>
      <text:p text:style-name="P4"/>
      <text:p text:style-name="P8">Iran: We wonder how you can achieve this technology but know God's power to be limitless, so therein we promote nothing but his agenda. <text:s/>Will we know it in time to pursue across the desert there, we will find out what is wrong with Turkey and do that instead!</text:p>
      <text:p text:style-name="P4"/>
      <text:p text:style-name="P9">Russia: We consider Matt's agenda to be solid, they should make good on their promise and do the work of this there. <text:s/>We would promote the same as he, no intervention before the Dark Orient, but we may follow them precisely into battle afterwards.</text:p>
      <text:p text:style-name="P4"/>
      <text:p text:style-name="P10">Angels: <text:s/>We promote we are aggressing the enemy there harshly, they know us but think they are Turkish assaults, know the Angels by their TYPE of detonation!</text:p>
      <text:p text:style-name="P4"/>
      <text:p text:style-name="P11">Djinn: <text:s/>We would offer, but are busy with the Mother preparing the new way for you all. <text:s/>Do know our love in step with the doctrine.</text:p>
      <text:p text:style-name="P11"/>
      <text:p text:style-name="P12">As to that last subject, I request at the behest of my senses that in Ikramuk you deliver more harshly, but still promoting of a melody! <text:s/>Test it, and see where you notably fail in it, striving hard not to. <text:s/>Next entry.</text:p>
      <text:p text:style-name="P12"/>
      <text:p text:style-name="P12"/>
      <text:p text:style-name="P12"/>
      <text:p text:style-name="P12"/>
      <text:p text:style-name="P12"/>
      <text:p text:style-name="P12"/>
      <text:p text:style-name="P12"/>
      <text:p text:style-name="P12"/>
      <text:p text:style-name="P12"/>
      <text:p text:style-name="P12"/>
      <text:p text:style-name="P14"><text:soft-page-break/>Entry #3</text:p>
      <text:p text:style-name="P14"/>
      <text:p text:style-name="P13">Know full well I authorize that minefield, and the patrolling vehicles. <text:s/>What I could do is much more than that, see to it you note here every time you can recount you saw space vehicles launching assaults in space, suddenly disappearing. <text:s/>Note them in 15 minutes.</text:p>
      <text:p text:style-name="P13"/>
      <text:p text:style-name="P5">Central Intelligence Agency: We note involvement in the last one, do know we observe many incidents on that level but seemingly everyone just disappears, can't report much on that I'm afraid. <text:s/>One thing though, do know we see Matt's involvement in alot of those, seemingly tied in with our intelligence of those appearances. <text:s/>Know one thing, Matt defends the people by our account, everyone here to say the least.</text:p>
      <text:p text:style-name="P4"/>
      <text:p text:style-name="P6">Matt: <text:s/>I report to have been in contact with several entities trying to reach Earth. <text:s/>I've notably been taking this upon myself with Allah SWT to do recently, but in effect the time is coming where Earth will have to do this on it's own somehow. <text:s/>I know if it were up to me, I'd leave a gift behind, but Allah SWT might see that gifts from friends are better than that, and everyone needs help. <text:s/>In one way, for Earth to have helped the Universe in so many ways is something worth repaying, see to it we find a way to assert that help has been garnered among their people as well. <text:s/>Know that for now I help defend the Earth in that way.</text:p>
      <text:p text:style-name="P4"/>
      <text:p text:style-name="P7">Shenzan: <text:s/>We saw many space battles over Earth, knowing not who was aggressing them but seeing the battles take place. <text:s/>We know it now to be him, though we find that odd.</text:p>
      <text:p text:style-name="P4"/>
      <text:p text:style-name="P8">Iran: <text:s/>We see not into space, and leave that to observation otherwise. <text:s/>If that is happening we will send a satellite to spy on the area above Earth, knowing full well our salvation lied in Matt's hands for days on end does help him, know it rightly we see Novum as a help in some way, though a mysterious foe we do understand a friend of them in certain regards. <text:s/>Hopefully we can come to some sort of arrangement, is membership out of the question for Iran?</text:p>
      <text:p text:style-name="P4"/>
      <text:p text:style-name="P9">Russia: <text:s/>We acknowledge some things, know our BEAR took care of the last enemies quite well, until fatefully dispatched. <text:s text:c="2"/>Oh great bear, heal quickly!</text:p>
      <text:p text:style-name="P4"/>
      <text:p text:style-name="P10">Angels: <text:s/>We offer war talk and say BOO on that enemy Matt fought the recentliest!</text:p>
      <text:p text:style-name="P4"/>
      <text:p text:style-name="P11">Djinn: <text:s/>We offer wording of the same, we have seen some battles take place but know not where the forces come from on Earth's side. <text:s/>There is weight Matt does this, so we feel that is right to acknowledge.</text:p>
      <text:p text:style-name="P11"/>
      <text:p text:style-name="P12">In honor of Sayef I offer the lesson to Iran and the help and the wealth and the impregnable defense, but know my expectations for you are high and you may not offer to like everything, so I leave it to a later conversation today.</text:p>
      <text:p text:style-name="P12"/>
      <text:p text:style-name="P12"/>
      <text:p text:style-name="P12"/>
      <text:p text:style-name="P12"/>
      <text:p text:style-name="P12"/>
      <text:p text:style-name="P12"/>
      <text:p text:style-name="P12"/>
      <text:p text:style-name="P12"/>
      <text:p text:style-name="P14"><text:soft-page-break/>Entry #4</text:p>
      <text:p text:style-name="P13"/>
      <text:p text:style-name="P13">I conclude this document by writing one last personal thing about Matt. <text:s/>I want him extradited to Iran if they ask, for they will launch unnecessary aggression against the states involved for no reason other than to respond. <text:s/>There will be blood, I want people to remember that I am involved in his life, and will care for him there. <text:s/>Who will do the work of seeing this through? <text:s/>I give it 10 minutes to decide.</text:p>
      <text:p text:style-name="P13"/>
      <text:p text:style-name="P5">Central Intelligence Agency: <text:s/>We do confess love for Matt, we're seeing this as difficult for other reasons but know certainly if Allah wants him to go there and answer for himself, we would help in some way, though not clear yet to what that might be.</text:p>
      <text:p text:style-name="P4"/>
      <text:p text:style-name="P6">Matt: <text:s/>I fight it hard today, postponing other documents for talks with Iran, but I will admit to Allah SWT being right and say I would go there, and put up no physical fight, only knowing that certain measures have been taken. <text:s/>Know I initiate Vispash, and that is a dark self remedy I apply to myself. <text:s/>It is to count 5 things on the left hand, all condescending of self, to regard the imperative as mighty and sublime in the 5<text:span text:style-name="T1">th</text:span> course. <text:s/>Know that happens and the remorse is clear in me, Iran, I mean no ill thing of you to date but will defend Turkey for my purpose. <text:s/>As though to be a dark enemy to me, see it that I toy with you only as far as the aggression comes to be from Iblis. <text:s/>See how you pass through them if my way is incurred, and that is Allah SWT in action I must admit. <text:s/>Membership will be approved, but questions must be asked. <text:s/>Please know no fight from me on extradition, if it comes to that.</text:p>
      <text:p text:style-name="P4"/>
      <text:p text:style-name="P7">Shenzan: <text:s/>We offer Vispash has it's courses in order here, we know it plain, he admits the obvious to an extreme worth noting. <text:s/>That will do fine by our standards, as a new dark practice, put it in Orzem Matt!</text:p>
      <text:p text:style-name="P4"/>
      <text:p text:style-name="P8">Iran: <text:s/>We argue Matt's logic is sound, if he can compel us not to want that here then we see fit to leave it as though Vispash took place, and that is self punishment indeed. <text:s/>Do know we approve that in our place here, to count that on the left hand is certainly a thing indeed.</text:p>
      <text:p text:style-name="P4"/>
      <text:p text:style-name="P9">Russia: <text:s/>Know it pains us, but we would see to the help Matt prefers, in that we safeguard him the entire trip, we demand that preference please.</text:p>
      <text:p text:style-name="P4"/>
      <text:p text:style-name="P10">Angels: <text:s/>We offer love to Russians, and will guide you there in time, know our wings!</text:p>
      <text:p text:style-name="P4"/>
      <text:p text:style-name="P11">Djinn: <text:s/>We honor it but condemn the wicked in their step, know none of that in Iran presently but know full force applied by us when we see deception take stride, we will defeat it in our way! <text:s/>Declaring war with BALAK KO as Matt intends it!</text:p>
      <text:p text:style-name="P11"/>
      <text:p text:style-name="P12">Indeed, I would fathom the document concluded. <text:s/>Let it end here, for the sake, and let the Unseen have her final comment.</text:p>
      <text:p text:style-name="P12"/>
      <text:p text:style-name="P15">“I come to warn others, traitors in Iranian regime will never forgive Matt, they hide now but will be revealed when Novum becomes a prime objective of theirs, berating him and sidelining the operation in some slight way. <text:s/>Do know the wording clear, Matt will recognize the eminence of Iran, not to condemn it in wicked ways. <text:s/>Know it of him plainly, everything about him says that!”</text:p>
      <text:p text:style-name="P15"/>
      <text:p text:style-name="P12">Thank you, that is most endearing. <text:s/>Document en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2-09-27T07:58:18.57</meta:creation-date>
    <meta:document-statistic meta:table-count="0" meta:image-count="0" meta:object-count="0" meta:page-count="5" meta:paragraph-count="55" meta:word-count="2213" meta:character-count="12108"/>
    <dc:date>2022-09-27T09:44:07.57</dc:date>
    <meta:editing-duration>PT6M15S</meta:editing-duration>
    <meta:editing-cycles>1</meta:editing-cycles>
    <meta:generator>OpenOffice/4.1.8$Win32 OpenOffice.org_project/418m3$Build-9803</meta:generator>
  </office:meta>
</office:document-meta>
</file>